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rsid="043ccc66" officeooo:paragraph-rsid="0c397b0b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04dbb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80b951"/>
    </style:style>
    <style:style style:name="P88" style:family="paragraph" style:parent-style-name="Footnote">
      <style:text-properties officeooo:paragraph-rsid="0d88b8d0"/>
    </style:style>
    <style:style style:name="P89" style:family="paragraph" style:parent-style-name="Footnote">
      <style:text-properties officeooo:paragraph-rsid="0db416b4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>
      <style:text-properties officeooo:paragraph-rsid="0dbec325"/>
    </style:style>
    <style:style style:name="P9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7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4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fo:font-size="12pt" fo:language="nl" fo:country="NL" fo:font-style="normal" fo:font-weight="normal" officeooo:rsid="0c23ee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0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1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2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3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5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48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9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0" style:family="text">
      <style:text-properties fo:color="#000000" style:font-name="Ubuntu3" fo:font-size="12pt" style:font-size-asian="12pt" style:font-size-complex="12pt"/>
    </style:style>
    <style:style style:name="T351" style:family="text">
      <style:text-properties fo:color="#000000" style:font-name="Ubuntu3" fo:font-size="12pt" officeooo:rsid="004804ae" style:font-size-asian="12pt" style:font-size-complex="12pt"/>
    </style:style>
    <style:style style:name="T352" style:family="text">
      <style:text-properties fo:color="#000000" style:font-name="Ubuntu3" fo:font-size="12pt" officeooo:rsid="0d21a97c" style:font-size-asian="12pt" style:font-size-complex="12pt"/>
    </style:style>
    <style:style style:name="T353" style:family="text">
      <style:text-properties fo:color="#000000" style:font-name="Ubuntu3" fo:font-size="12pt" officeooo:rsid="0d2ecc1a" style:font-size-asian="12pt" style:font-size-complex="12pt"/>
    </style:style>
    <style:style style:name="T354" style:family="text">
      <style:text-properties fo:color="#000000" style:text-underline-style="none" officeooo:rsid="0bd0b23f" style:font-size-asian="12pt" style:font-size-complex="12pt"/>
    </style:style>
    <style:style style:name="T35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1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style:use-window-font-color="true"/>
    </style:style>
    <style:style style:name="T37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5" style:family="text">
      <style:text-properties style:use-window-font-color="true" officeooo:rsid="047da547"/>
    </style:style>
    <style:style style:name="T406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fo:font-size="12pt" style:font-size-asian="12pt" style:font-size-complex="12pt"/>
    </style:style>
    <style:style style:name="T408" style:family="text">
      <style:text-properties fo:font-size="12pt" officeooo:rsid="02eddb5a" style:font-size-asian="12pt" style:font-size-complex="12pt"/>
    </style:style>
    <style:style style:name="T409" style:family="text">
      <style:text-properties fo:font-size="12pt" officeooo:rsid="064c9632" style:font-size-asian="12pt" style:font-size-complex="12pt"/>
    </style:style>
    <style:style style:name="T410" style:family="text">
      <style:text-properties officeooo:rsid="047fb57c"/>
    </style:style>
    <style:style style:name="T411" style:family="text">
      <style:text-properties officeooo:rsid="047da547"/>
    </style:style>
    <style:style style:name="T412" style:family="text">
      <style:text-properties officeooo:rsid="01657261" style:font-size-asian="12pt" style:font-size-complex="12pt"/>
    </style:style>
    <style:style style:name="T413" style:family="text">
      <style:text-properties officeooo:rsid="04473353"/>
    </style:style>
    <style:style style:name="T414" style:family="text">
      <style:text-properties fo:font-weight="normal" style:font-weight-asian="normal" style:font-weight-complex="normal"/>
    </style:style>
    <style:style style:name="T415" style:family="text">
      <style:text-properties officeooo:rsid="06049971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officeooo:rsid="06049971" style:font-weight-asian="bold" style:font-weight-complex="bold"/>
    </style:style>
    <style:style style:name="T418" style:family="text">
      <style:text-properties officeooo:rsid="0594b105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officeooo:rsid="06049971" style:font-style-asian="italic" style:font-style-complex="italic"/>
    </style:style>
    <style:style style:name="T421" style:family="text">
      <style:text-properties officeooo:rsid="0aace3cd"/>
    </style:style>
    <style:style style:name="T42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3" style:family="text">
      <style:text-properties fo:font-size="10pt" officeooo:rsid="06049971" style:font-size-asian="10pt" style:font-size-complex="10pt"/>
    </style:style>
    <style:style style:name="T424" style:family="text">
      <style:text-properties fo:font-size="10pt" officeooo:rsid="0d7d740a" style:font-size-asian="10pt" style:font-size-complex="10pt"/>
    </style:style>
    <style:style style:name="T425" style:family="text">
      <style:text-properties officeooo:rsid="0394a435"/>
    </style:style>
    <style:style style:name="T42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1" style:family="text">
      <style:text-properties officeooo:rsid="0b668458"/>
    </style:style>
    <style:style style:name="T432" style:family="text">
      <style:text-properties officeooo:rsid="0c125172"/>
    </style:style>
    <style:style style:name="T433" style:family="text">
      <style:text-properties officeooo:rsid="0d2d19da"/>
    </style:style>
    <style:style style:name="T434" style:family="text">
      <style:text-properties officeooo:rsid="0d3bc5c4"/>
    </style:style>
    <style:style style:name="T435" style:family="text">
      <style:text-properties officeooo:rsid="0d3fc4ec"/>
    </style:style>
    <style:style style:name="T436" style:family="text">
      <style:text-properties officeooo:rsid="0d4b2054"/>
    </style:style>
    <style:style style:name="T437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8" style:family="text">
      <style:text-properties officeooo:rsid="0d781c5d"/>
    </style:style>
    <style:style style:name="T439" style:family="text">
      <style:text-properties officeooo:rsid="0d7d740a"/>
    </style:style>
    <style:style style:name="T440" style:family="text">
      <style:text-properties officeooo:rsid="0d87d73f"/>
    </style:style>
    <style:style style:name="T441" style:family="text">
      <style:text-properties officeooo:rsid="0d88b8d0"/>
    </style:style>
    <style:style style:name="T442" style:family="text">
      <style:text-properties fo:font-style="normal" style:font-style-asian="normal" style:font-style-complex="normal"/>
    </style:style>
    <style:style style:name="T443" style:family="text">
      <style:text-properties officeooo:rsid="0db2fd57"/>
    </style:style>
    <style:style style:name="T444" style:family="text">
      <style:text-properties officeooo:rsid="0db4d737"/>
    </style:style>
    <style:style style:name="T445" style:family="text">
      <style:text-properties officeooo:rsid="0db5d4ba"/>
    </style:style>
    <style:style style:name="T446" style:family="text">
      <style:text-properties officeooo:rsid="0db5fe7f"/>
    </style:style>
    <style:style style:name="T447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Strong_20_Emphasis"><text:span text:style-name="T318">C</text:span></text:span><text:span text:style-name="Strong_20_Emphasis"><text:span text:style-name="T313">hecklist voor </text:span></text:span><text:span text:style-name="Strong_20_Emphasis"><text:span text:style-name="T323">de installatie</text:span></text:span><text:span text:style-name="Strong_20_Emphasis"><text:span text:style-name="T313"> van </text:span></text:span><text:reference-mark-start text:name="Distributie"/><text:span text:style-name="Strong_20_Emphasis"><text:span text:style-name="T324">Debian</text:span></text:span><text:reference-mark-end text:name="Distributie"/><text:span text:style-name="Strong_20_Emphasis"><text:span text:style-name="T316"> </text:span></text:span><text:reference-mark-start text:name="Versie"/><text:span text:style-name="Strong_20_Emphasis"><text:span text:style-name="T324">1</text:span></text:span><text:span text:style-name="Strong_20_Emphasis"><text:span text:style-name="T322">0</text:span></text:span><text:span text:style-name="Strong_20_Emphasis"><text:span text:style-name="T321"> LTS</text:span></text:span><text:reference-mark-end text:name="Versie"/><text:span text:style-name="Strong_20_Emphasis"><text:span text:style-name="T314"><text:note text:id="ftn1" text:note-class="footnote"><text:note-citation>1</text:note-citation><text:note-body><text:p text:style-name="P84"><text:span text:style-name="T425">Deze versie heeft codenaam </text:span><text:span text:style-name="T360">B</text:span><text:span text:style-name="T431">uster </text:span><text:span text:style-name="T432">(buster)</text:span><text:span text:style-name="T431"> </text:span><text:span text:style-name="T361">en is een zogenaamde LTS-versie <text:line-break/>(Long-Term Support, langetermijnondersteuning). <text:s/></text:span><text:span text:style-name="T362">Deze</text:span><text:span text:style-name="T361"> LTS-versie versch</text:span><text:span text:style-name="T362">een</text:span><text:span text:style-name="T361"> <text:line-break/>in </text:span><text:span text:style-name="T362">juli</text:span><text:span text:style-name="T361"> 20</text:span><text:span text:style-name="T362">19</text:span><text:span text:style-name="T361"> en wordt vanaf vrijgave 5 jaar ondersteund</text:span><text:span text:style-name="T363"> </text:span><text:span text:style-name="T361">(</text:span><text:span text:style-name="T364">updates </text:span><text:span text:style-name="T361">tot </text:span><text:span text:style-name="T362">juli </text:span><text:span text:style-name="T361">202</text:span><text:span text:style-name="T362">4</text:span><text:span text:style-name="T363">)</text:span><text:span text:style-name="T365">.</text:span></text:p></text:note-body></text:note></text:span></text:span><text:span text:style-name="Strong_20_Emphasis"><text:span text:style-name="T314"> </text:span></text:span><text:reference-mark-start text:name="Editie"/><text:span text:style-name="Strong_20_Emphasis"><text:span text:style-name="T315">desktop</text:span></text:span><text:reference-mark-end text:name="Editie"/><text:span text:style-name="Strong_20_Emphasis"><text:span text:style-name="T317">.</text:span></text:span></text:p>
      <text:p text:style-name="P13"/>
      <text:p text:style-name="P31"><text:span text:style-name="T18">Kijk op</text:span><text:span text:style-name="T31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3"> </text:span><text:span text:style-name="T374">voor</text:span><text:span text:style-name="T375"> </text:span><text:span text:style-name="T376">deze en andere </text:span><text:span text:style-name="T19">checklists, scripts, en overige bestanden.</text:span></text:p>
      <text:p text:style-name="P24"/>
      <text:p text:style-name="P55"><text:span text:style-name="T193">D</text:span><text:span text:style-name="T192">it is een invulbare PD</text:span><text:span text:style-name="T194">F</text:span><text:span text:style-name="T192"> met tekst- en keuzevakken; </text:span><text:span text:style-name="T195">a</text:span><text:span text:style-name="T192">fdrukken is niet noodzakelijk.</text:span></text:p>
      <text:p text:style-name="P14"/>
      <text:p text:style-name="P14"/>
      <text:p text:style-name="P14">V<text:span text:style-name="T410">ul de waarden in het tekstvak achter de </text:span><text:span text:style-name="Definition"><text:span text:style-name="T411">schuingedrukte</text:span></text:span> <text:span text:style-name="T411">woorden </text:span><text:span text:style-name="T405">(zie toelichting)</text:span><text:span text:style-name="T411">:</text:span></text:p>
      <text:p text:style-name="P4"><text:span text:style-name="Definition"><text:span text:style-name="T381">g</text:span></text:span><text:span text:style-name="Definition"><text:span text:style-name="T380">ebruiker</text:span></text:span><text:span text:style-name="Definition"><text:span text:style-name="T382"><text:tab/><text:tab/></text:span></text:span><text:span text:style-name="Definition"><text:span text:style-name="T373"> <text:tab/><text:tab/></text:span></text:span><text:span text:style-name="T383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3"><text:tab/></text:span><text:span text:style-name="T384">(</text:span><text:span text:style-name="T402">volledige naam, bijv. </text:span><text:span text:style-name="T404">Karel Kamer</text:span><text:span text:style-name="T403">)</text:span></text:p>
      <text:p text:style-name="Standard"><text:span text:style-name="Definition"><text:span text:style-name="T381">g</text:span></text:span><text:span text:style-name="Definition"><text:span text:style-name="T380">ebruikersnaam<text:tab/><text:tab/></text:span></text:span><text:span text:style-name="Definition"><text:span text:style-name="T380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0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396">c</text:span></text:span><text:span text:style-name="Definition"><text:span text:style-name="T395">omputernaam<text:tab/><text:tab/></text:span></text:span><text:span text:style-name="Definition"><text:span text:style-name="T383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3"><text:tab/></text:span></text:span><text:span text:style-name="Definition"><text:span text:style-name="T387">(</text:span></text:span><text:span text:style-name="Definition"><text:span text:style-name="T385">unieke naam van de compute</text:span></text:span><text:span text:style-name="Definition"><text:span text:style-name="T386">r</text:span></text:span><text:span text:style-name="Definition"><text:span text:style-name="T387">)</text:span></text:span></text:p>
      <text:p text:style-name="P3"><text:span text:style-name="Definition"><text:span text:style-name="T381">o</text:span></text:span><text:span text:style-name="Definition"><text:span text:style-name="T380">pstartmenu</text:span></text:span><text:span text:style-name="Definition"><text:span text:style-name="T383"><text:tab/><text:tab/><text:tab/></text:span></text:span><text:span text:style-name="Definition"><text:span text:style-name="T383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3"><text:tab/></text:span></text:span><text:span text:style-name="Definition"><text:span text:style-name="T387">(</text:span></text:span><text:span text:style-name="Definition"><text:span text:style-name="T385">to</text:span></text:span><text:span text:style-name="Definition"><text:span text:style-name="T392">ets voor het opstartmedium</text:span></text:span><text:span text:style-name="Definition"><text:span text:style-name="T393">)</text:span></text:span></text:p>
      <text:p text:style-name="P3"><text:span text:style-name="Definition"><text:span text:style-name="T397">i</text:span></text:span><text:span text:style-name="Definition"><text:span text:style-name="T398">nstellingen</text:span></text:span><text:span text:style-name="T387"><text:tab/> <text:tab/><text:tab/></text:span><text:span text:style-name="T387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87"><text:tab/>(</text:span><text:span text:style-name="T385">toets voor het BIOS/UEFI-scherm</text:span><text:span text:style-name="T387">)</text:span></text:p>
      <text:p text:style-name="P6"><text:span text:style-name="Definition"><text:span text:style-name="T377">2</text:span></text:span><text:span text:style-name="Definition"><text:span text:style-name="T379">e </text:span></text:span><text:span text:style-name="Definition"><text:span text:style-name="T399">gebr</text:span></text:span><text:span text:style-name="Definition"><text:span text:style-name="T377">uiker </text:span></text:span><text:span text:style-name="Definition"><text:span text:style-name="T378">(evt.)</text:span></text:span><text:span text:style-name="T387"><text:tab/></text:span><text:span text:style-name="T387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87"><text:tab/>(volledige naam </text:span><text:span text:style-name="T390">evt. </text:span><text:span text:style-name="T394">2</text:span><text:span text:style-name="T406">e</text:span><text:span text:style-name="T394"> </text:span><text:span text:style-name="T387">gebruiker)</text:span></text:p>
      <text:p text:style-name="P6"><text:span text:style-name="Definition"><text:span text:style-name="T377">2</text:span></text:span><text:span text:style-name="Definition"><text:span text:style-name="T379">e</text:span></text:span><text:span text:style-name="Definition"><text:span text:style-name="T377"> </text:span></text:span><text:span text:style-name="Definition"><text:span text:style-name="T400">g</text:span></text:span><text:span text:style-name="Definition"><text:span text:style-name="T401">ebruikersnaam</text:span></text:span><text:span text:style-name="T387"><text:tab/></text:span><text:span text:style-name="T387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87"><text:tab/>(</text:span><text:span text:style-name="T385">korte naam </text:span><text:span text:style-name="T390">ev</text:span><text:span text:style-name="T391">entuele</text:span><text:span text:style-name="T390"> </text:span><text:span text:style-name="T394">2</text:span><text:span text:style-name="T406">e</text:span><text:span text:style-name="T394"> </text:span><text:span text:style-name="T388">gebr</text:span><text:span text:style-name="T389">uiker</text:span><text:span text:style-name="T387">)</text:span></text:p>
      <text:p text:style-name="P5"><text:span text:style-name="T331">Vervang </text:span><text:span text:style-name="Definition"><text:span text:style-name="T15">schuingedrukte</text:span></text:span><text:span text:style-name="T331"> </text:span><text:span text:style-name="T332">woorden </text:span><text:span text:style-name="T331">in deze checklist door </text:span><text:span text:style-name="T332">boven</text:span><text:span text:style-name="T331">staande waarden.</text:span></text:p>
      <text:p text:style-name="P15"/>
      <text:p text:style-name="P2"><text:span text:style-name="Strong_20_Emphasis"><text:span text:style-name="T326"/></text:span></text:p>
      <text:p text:style-name="P34"><text:span text:style-name="Strong_20_Emphasis"><text:span text:style-name="T135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5"><text:s/><text:tab/></text:span></text:span><text:span text:style-name="T327">Nog niet op Linux?<text:tab/></text:span><text:span text:style-name="T355"></text:span><text:span text:style-name="T333"> </text:span><text:span text:style-name="T334">G</text:span><text:span text:style-name="T328">ebruik </text:span><text:span text:style-name="Strong_20_Emphasis"><text:span text:style-name="T370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9"> onder </text:span><text:span text:style-name="T339">Linux</text:span><text:span text:style-name="T330">.</text:span></text:p>
      <text:p text:style-name="P48"><text:span text:style-name="Strong_20_Emphasis"><text:span text:style-name="T135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5"><text:s/><text:tab/></text:span></text:span><text:span text:style-name="T335">Nieuwe installatie?<text:tab/></text:span><text:span text:style-name="T356"></text:span><text:span text:style-name="T338"><text:tab/></text:span><text:span text:style-name="T337">B</text:span><text:span text:style-name="T335">egin bij hoofdstuk </text:span><text:span text:style-name="T335"><text:bookmark-ref text:reference-format="page" text:ref-name="__RefNumPara__4009_1271708128">2</text:bookmark-ref></text:span><text:span text:style-name="T335"><text:s text:c="2"/></text:span><text:span text:style-name="T336"><text:bookmark-ref text:reference-format="text" text:ref-name="__RefNumPara__4009_1271708128">Installatie uitvoeren</text:bookmark-ref></text:span><text:span text:style-name="T336">.</text:span></text:p>
      <text:p text:style-name="P1"><text:span text:style-name="Strong_20_Emphasis"><text:span text:style-name="T325"/></text:span></text:p>
      <text:list xml:id="list97565667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3969861382240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396991938788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de scripts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7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6"><text:span text:style-name="T357">De </text:span><text:span text:style-name="T369">Super</text:span><text:span text:style-name="T357">-toets is de Windows</text:span><text:span text:style-name="T358">-</text:span><text:span text:style-name="T359">toets</text:span><text:span text:style-name="T357">, </text:span><text:span text:style-name="T358">C</text:span><text:span text:style-name="T357">ommand-</text:span><text:span text:style-name="T359">toets</text:span><text:span text:style-name="T357">, of </text:span><text:span text:style-name="T358">V</text:span><text:span text:style-name="T357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4">ter</text:span></text:span><text:span text:style-name="Strong_20_Emphasis"><text:span text:style-name="T175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6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396992174241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6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95"><text:span text:style-name="T447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38">Enter</text:span></text:span><text:span text:style-name="Strong_20_Emphasis"><text:span text:style-name="T85">-toets:<text:line-break/></text:span></text:span><text:span text:style-name="User_20_Entry"><text:span text:style-name="T310">sudo</text:span></text:span><text:span text:style-name="User_20_Entry"><text:span text:style-name="T308"> </text:span></text:span><text:span text:style-name="User_20_Entry"><text:span text:style-name="T310">apt install wget</text:span></text:span></text:p>
            <text:p text:style-name="P95"><text:span text:style-name="User_20_Entry"><text:span text:style-name="T308">wget karelzimmer.nl/s<text:line-break/>bash </text:span></text:span><text:span text:style-name="User_20_Entry"><text:span text:style-name="T309">s</text:span></text:span></text:p>
            <text:p text:style-name="P78"><text:span text:style-name="User_20_Entry"><text:span text:style-name="T311">exit</text:span></text:span></text:p>
          </table:table-cell>
        </table:table-row>
        <table:table-row table:style-name="TableLine9396991938260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396991937996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7">Super</text:span></text:span><text:span text:style-name="Strong_20_Emphasis"><text:span text:style-name="T97">-toets</text:span></text:span><text:span text:style-name="Strong_20_Emphasis"><text:span text:style-name="T304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4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2"> </text:span></text:span><text:span text:style-name="Strong_20_Emphasis"><text:span text:style-name="T274">Installatiem</text:span></text:span><text:span text:style-name="Strong_20_Emphasis"><text:span text:style-name="T273">enu</text:span></text:span><text:span text:style-name="Strong_20_Emphasis"><text:span text:style-name="T97">.</text:span></text:span></text:p>
          </table:table-cell>
        </table:table-row>
        <table:table-row table:style-name="TableLine9396991938056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1">1</text:span></text:span><text:span text:style-name="Strong_20_Emphasis"><text:span text:style-name="T277"> - </text:span></text:span><text:span text:style-name="Strong_20_Emphasis"><text:span text:style-name="T278">In</text:span></text:span><text:span text:style-name="Strong_20_Emphasis"><text:span text:style-name="T284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96991524228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183740497210511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99095873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0">Start de computer op vanaf </text:span><text:span text:style-name="T351">een </text:span><text:span text:style-name="T351"><text:reference-ref text:reference-format="text" text:ref-name="Distributie">Debian</text:reference-ref></text:span><text:span text:style-name="T351"><text:s/></text:span><text:span text:style-name="T353">(</text:span><text:span text:style-name="T352">Live</text:span><text:span text:style-name="T202"><text:note text:id="ftn3" text:note-class="footnote"><text:note-citation>1</text:note-citation><text:note-body><text:p text:style-name="P81"><text:span text:style-name="T413">Vanaf ee</text:span>n Live <text:span text:style-name="T421">USB-stick of </text:span><text:span text:style-name="T366">CD</text:span><text:span text:style-name="T6"> </text:span>kunt <text:span text:style-name="T413">u opstarten en</text:span> met <text:reference-ref text:reference-format="text" text:ref-name="Distributie">Debian</text:reference-ref><text:s/>werken zonder deze te installeren.</text:p></text:note-body></text:note></text:span><text:span text:style-name="T204">)</text:span><text:span text:style-name="T352"> 10</text:span><text:span text:style-name="T197"> </text:span><text:span text:style-name="T201">GNOME</text:span><text:span text:style-name="T197"> </text:span><text:span text:style-name="T200">USB-stick</text:span><text:span text:style-name="T200"><text:note text:id="ftn4" text:note-class="footnote"><text:note-citation>2</text:note-citation><text:note-body><text:p text:style-name="P88">Downloa<text:span text:style-name="T438">d</text:span><text:span text:style-name="T434"> </text:span><text:span text:style-name="T368">e</text:span><text:span text:style-name="T441">e</text:span><text:span text:style-name="T443">n</text:span><text:span text:style-name="T441"> </text:span><text:span text:style-name="T438">Netwerk installer </text:span><text:span text:style-name="T434">CD</text:span><text:span text:style-name="T438"> vanaf</text:span><text:span text:style-name="Strong_20_Emphasis"><text:span text:style-name="T209"> </text:span></text:span><text:a xlink:type="simple" xlink:href="https://debian.org/" text:style-name="Internet_20_link" text:visited-style-name="Visited_20_Internet_20_Link"><text:span text:style-name="Internet_20_link"><text:span text:style-name="T371">debian.org</text:span></text:span></text:a><text:span text:style-name="Strong_20_Emphasis"><text:span text:style-name="T210"> </text:span></text:span><text:span text:style-name="Strong_20_Emphasis"><text:span text:style-name="T212">(klik op de knop </text:span></text:span><text:span text:style-name="Strong_20_Emphasis"><text:span text:style-name="T239">Download</text:span></text:span><text:span text:style-name="Strong_20_Emphasis"><text:span text:style-name="T212">) </text:span></text:span><text:span text:style-name="Strong_20_Emphasis"><text:span text:style-name="T211">of <text:line-break/></text:span></text:span><text:span text:style-name="Strong_20_Emphasis"><text:span text:style-name="T226">download </text:span></text:span><text:span text:style-name="Strong_20_Emphasis"><text:span text:style-name="T236">e</text:span></text:span><text:span text:style-name="Strong_20_Emphasis"><text:span text:style-name="T227">e</text:span></text:span><text:span text:style-name="Strong_20_Emphasis"><text:span text:style-name="T231">n</text:span></text:span><text:span text:style-name="Strong_20_Emphasis"><text:span text:style-name="T227"> </text:span></text:span><text:span text:style-name="T433">Live CD </text:span><text:span text:style-name="T438">vanaf</text:span><text:span text:style-name="Strong_20_Emphasis"><text:span text:style-name="T206"> </text:span></text:span><text:a xlink:type="simple" xlink:href="https://debian.org/CD/live/" text:style-name="Internet_20_link" text:visited-style-name="Visited_20_Internet_20_Link"><text:span text:style-name="Internet_20_link"><text:span text:style-name="T372">debian.org/CD/live</text:span></text:span></text:a><text:span text:style-name="Strong_20_Emphasis"><text:span text:style-name="T210"> </text:span></text:span><text:span text:style-name="Strong_20_Emphasis"><text:span text:style-name="T219">(</text:span></text:span><text:span text:style-name="Strong_20_Emphasis"><text:span text:style-name="T229">kies </text:span></text:span><text:span text:style-name="Strong_20_Emphasis"><text:span text:style-name="T219">debian-</text:span></text:span><text:span text:style-name="Strong_20_Emphasis"><text:span text:style-name="T225">live-</text:span></text:span><text:span text:style-name="Strong_20_Emphasis"><text:span text:style-name="T219">...-gnome.iso), </text:span></text:span><text:span text:style-name="Strong_20_Emphasis"><text:span text:style-name="T227">of</text:span></text:span></text:p><text:p text:style-name="P89"><text:span text:style-name="Strong_20_Emphasis"><text:span text:style-name="T205"><text:tab/>dow</text:span></text:span><text:span text:style-name="Strong_20_Emphasis"><text:span text:style-name="T227">nload </text:span></text:span><text:span text:style-name="Strong_20_Emphasis"><text:span text:style-name="T236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43"> </text:span></text:span><text:span text:style-name="Strong_20_Emphasis"><text:span text:style-name="T227">Live CD </text:span></text:span><text:span text:style-name="Strong_20_Emphasis"><text:span text:style-name="T235">met</text:span></text:span><text:span text:style-name="Strong_20_Emphasis"><text:span text:style-name="T227"> firmwarebestanden</text:span></text:span><text:span text:style-name="Strong_20_Emphasis"><text:span text:style-name="T305"><text:note-ref text:note-class="footnote" text:reference-format="text" text:ref-name="ftn6">4</text:note-ref></text:span></text:span><text:span text:style-name="Strong_20_Emphasis"><text:span text:style-name="T307"> </text:span></text:span><text:span text:style-name="Strong_20_Emphasis"><text:span text:style-name="T227">(</text:span></text:span><text:span text:style-name="Strong_20_Emphasis"><text:span text:style-name="T232">kies </text:span></text:span><text:span text:style-name="Strong_20_Emphasis"><text:span text:style-name="T227">debian-</text:span></text:span><text:span text:style-name="Strong_20_Emphasis"><text:span text:style-name="T232">live-</text:span></text:span><text:span text:style-name="Strong_20_Emphasis"><text:span text:style-name="T219">...-gnome</text:span></text:span><text:span text:style-name="Strong_20_Emphasis"><text:span text:style-name="T227">+non-fre</text:span></text:span><text:span text:style-name="Strong_20_Emphasis"><text:span text:style-name="T228">e</text:span></text:span><text:span text:style-name="Strong_20_Emphasis"><text:span text:style-name="T227">.iso), </text:span></text:span><text:span text:style-name="Strong_20_Emphasis"><text:span text:style-name="T205">e</text:span></text:span><text:span text:style-name="Strong_20_Emphasis"><text:span text:style-name="T208">n</text:span></text:span></text:p><text:p text:style-name="P89"><text:span text:style-name="Strong_20_Emphasis"><text:span text:style-name="T208"><text:tab/></text:span></text:span>plaats een USB-stick <text:span text:style-name="T444">van </text:span>min<text:span text:style-name="T445">imaal</text:span> 4 GB.</text:p><text:p text:style-name="P85"><text:tab/><text:span text:style-name="Strong_20_Emphasis"><text:span text:style-name="T234">G</text:span></text:span><text:span text:style-name="Strong_20_Emphasis"><text:span text:style-name="T214">ebruik </text:span></text:span><text:span text:style-name="Strong_20_Emphasis"><text:span text:style-name="T215">het programma balenaEtche</text:span></text:span><text:span text:style-name="Strong_20_Emphasis"><text:span text:style-name="T216">r</text:span></text:span><text:span text:style-name="Strong_20_Emphasis"><text:span text:style-name="T215"> </text:span></text:span><text:span text:style-name="Strong_20_Emphasis"><text:span text:style-name="T217">(</text:span></text:span><text:a xlink:type="simple" xlink:href="https://www.balena.io/etcher/" text:style-name="Internet_20_link" text:visited-style-name="Visited_20_Internet_20_Link"><text:span text:style-name="Strong_20_Emphasis"><text:span text:style-name="T437">etcher.io</text:span></text:span></text:a><text:span text:style-name="Strong_20_Emphasis"><text:span text:style-name="T217">) </text:span></text:span><text:span text:style-name="Strong_20_Emphasis"><text:span text:style-name="T224">om de CD naar de USB-stick te schrijven</text:span></text:span><text:span text:style-name="Strong_20_Emphasis"><text:span text:style-name="T217">; </text:span></text:span><text:span text:style-name="Strong_20_Emphasis"><text:span text:style-name="T215">balenaEtche</text:span></text:span><text:span text:style-name="Strong_20_Emphasis"><text:span text:style-name="T216">r</text:span></text:span><text:span text:style-name="Strong_20_Emphasis"><text:span text:style-name="T220"> is</text:span></text:span><text:span text:style-name="Strong_20_Emphasis"><text:span text:style-name="T217"> </text:span></text:span><text:span text:style-name="Strong_20_Emphasis"><text:span text:style-name="T213">beschikbaar voor </text:span></text:span><text:span text:style-name="Strong_20_Emphasis"><text:span text:style-name="T221">Windows, </text:span></text:span><text:span text:style-name="Strong_20_Emphasis"><text:span text:style-name="T222">OS X</text:span></text:span><text:span text:style-name="Strong_20_Emphasis"><text:span text:style-name="T215">, </text:span></text:span><text:span text:style-name="Strong_20_Emphasis"><text:span text:style-name="T217">en </text:span></text:span><text:span text:style-name="Strong_20_Emphasis"><text:span text:style-name="T223">GNU/</text:span></text:span><text:span text:style-name="Strong_20_Emphasis"><text:span text:style-name="T215">Linux</text:span></text:span><text:span text:style-name="Strong_20_Emphasis"><text:span text:style-name="T218">.</text:span></text:span></text:p></text:note-body></text:note></text:span><text:span text:style-name="T200"> </text:span><text:span text:style-name="T203">of</text:span><text:span text:style-name="T200"> </text:span><text:span text:style-name="T196">C</text:span><text:span text:style-name="T200">D</text:span><text:span text:style-name="T20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7">.</text:span></text:p>
            <text:p text:style-name="P38"><text:span text:style-name="T198">Opstartmenu/</text:span><text:span text:style-name="T199">boot menu</text:span><text:span text:style-name="T198"> </text:span><text:span text:style-name="T197">via </text:span><text:span text:style-name="Definition"><text:span text:style-name="T412">opstartmenu</text:span></text:span><text:span text:style-name="T197">, </text:span><text:span text:style-name="T198">instellingen/</text:span><text:span text:style-name="T199">setup</text:span><text:span text:style-name="T197"> via </text:span><text:span text:style-name="Definition"><text:span text:style-name="T412">instellingen</text:span></text:span><text:span text:style-name="T197">.</text:span></text:p>
          </table:table-cell>
        </table:table-row>
        <table:table-row table:style-name="TableLine9396992173865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3">K</text:span></text:span><text:span text:style-name="Strong_20_Emphasis"><text:span text:style-name="T122">ies </text:span></text:span><text:span text:style-name="Strong_20_Emphasis"><text:span text:style-name="T185">Graphical </text:span></text:span><text:span text:style-name="Strong_20_Emphasis"><text:span text:style-name="T186">Debian Installer</text:span></text:span><text:span text:style-name="Strong_20_Emphasis"><text:span text:style-name="T122"> </text:span></text:span><text:span text:style-name="Strong_20_Emphasis"><text:span text:style-name="T121">en druk op de </text:span></text:span><text:span text:style-name="Strong_20_Emphasis"><text:span text:style-name="T233">Enter</text:span></text:span><text:span text:style-name="Strong_20_Emphasis"><text:span text:style-name="T121">-toets.</text:span></text:span></text:p>
          </table:table-cell>
        </table:table-row>
        <table:table-row table:style-name="TableLine939698613814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3">S</text:span></text:span><text:span text:style-name="Strong_20_Emphasis"><text:span text:style-name="T246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59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59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3969858083456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4">V</text:span></text:span><text:span text:style-name="Strong_20_Emphasis"><text:span text:style-name="T133">olg de aanwijzingen </text:span></text:span><text:span text:style-name="Strong_20_Emphasis"><text:span text:style-name="T134">op ieder scherm </text:span></text:span><text:span text:style-name="Strong_20_Emphasis"><text:span text:style-name="T133">en klik op</text:span></text:span><text:span text:style-name="Strong_20_Emphasis"><text:span text:style-name="T156"> </text:span></text:span><text:span text:style-name="Strong_20_Emphasis"><text:span text:style-name="T290">Volgende.</text:span></text:span></text:p>
          </table:table-cell>
        </table:table-row>
        <table:table-row table:style-name="TableLine93969858083936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6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8">O</text:span></text:span><text:span text:style-name="Strong_20_Emphasis"><text:span text:style-name="T149">p </text:span></text:span><text:span text:style-name="Strong_20_Emphasis"><text:span text:style-name="T150">het </text:span></text:span><text:span text:style-name="Strong_20_Emphasis"><text:span text:style-name="T151">scherm </text:span></text:span><text:span text:style-name="Strong_20_Emphasis"><text:span text:style-name="T295">H</text:span></text:span><text:span text:style-name="Strong_20_Emphasis"><text:span text:style-name="T254">et t</text:span></text:span><text:span text:style-name="Strong_20_Emphasis"><text:span text:style-name="T253">oetsenbord </text:span></text:span><text:span text:style-name="Strong_20_Emphasis"><text:span text:style-name="T254">configureren</text:span></text:span><text:span text:style-name="Strong_20_Emphasis"><text:span text:style-name="T151"> </text:span></text:span><text:span text:style-name="Strong_20_Emphasis"><text:span text:style-name="T152">controleer </text:span></text:span><text:span text:style-name="Strong_20_Emphasis"><text:span text:style-name="T153">de </text:span></text:span><text:span text:style-name="Strong_20_Emphasis"><text:span text:style-name="T152">toetsenbordindeling </text:span></text:span><text:span text:style-name="Strong_20_Emphasis"><text:span text:style-name="T154">en </text:span></text:span><text:span text:style-name="Strong_20_Emphasis"><text:span text:style-name="T148">klik </text:span></text:span><text:span text:style-name="Strong_20_Emphasis"><text:span text:style-name="T151">op</text:span></text:span><text:span text:style-name="Strong_20_Emphasis"><text:span text:style-name="T190"> </text:span></text:span><text:span text:style-name="Strong_20_Emphasis"><text:span text:style-name="T157">V</text:span></text:span><text:span text:style-name="Strong_20_Emphasis"><text:span text:style-name="T160">olgende</text:span></text:span><text:span text:style-name="Strong_20_Emphasis"><text:span text:style-name="T70">.</text:span></text:span></text:p>
          </table:table-cell>
        </table:table-row>
        <table:table-row table:style-name="TableLine939698580845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2">Automatische herkenning van netwerkhardware uitvoeren</text:span></text:span><text:span text:style-name="Strong_20_Emphasis"><text:span text:style-name="T29"> </text:span></text:span><text:span text:style-name="Strong_20_Emphasis"><text:span text:style-name="T131">versch</text:span></text:span><text:span text:style-name="Strong_20_Emphasis"><text:span text:style-name="T128">ij</text:span></text:span><text:span text:style-name="Strong_20_Emphasis"><text:span text:style-name="T131">nt, </text:span></text:span><text:span text:style-name="Strong_20_Emphasis"><text:span text:style-name="T132">s</text:span></text:span><text:span text:style-name="Strong_20_Emphasis"><text:span text:style-name="T131">electeer </text:span></text:span><text:span text:style-name="Strong_20_Emphasis"><text:span text:style-name="T188">Ja</text:span></text:span><text:span text:style-name="Strong_20_Emphasis"><text:span text:style-name="T131"> als de </text:span></text:span><text:span text:style-name="Strong_20_Emphasis"><text:span text:style-name="T132">firmware</text:span></text:span><text:span text:style-name="Strong_20_Emphasis"><text:span text:style-name="T131">bestanden</text:span></text:span><text:span text:style-name="Strong_20_Emphasis"><text:span text:style-name="T131"><text:note text:id="ftn6" text:note-class="footnote"><text:note-citation>4</text:note-citation><text:note-body><text:p text:style-name="P87"><text:span text:style-name="T367">R</text:span><text:span text:style-name="T439">aadpleeg </text:span><text:a xlink:type="simple" xlink:href="https://wiki.debian.org/Firmware" text:style-name="Internet_20_link" text:visited-style-name="Visited_20_Internet_20_Link"><text:span text:style-name="T424">wiki.debian.org/Firmware</text:span></text:a> <text:span text:style-name="T440">voor firmwarebestanden </text:span><text:span text:style-name="T446">voor, </text:span><text:span text:style-name="T440">tijdens, of na de installatie.</text:span></text:p></text:note-body></text:note></text:span></text:span><text:span text:style-name="Strong_20_Emphasis"><text:span text:style-name="T131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1">selecteer </text:span></text:span><text:span text:style-name="Strong_20_Emphasis"><text:span text:style-name="T188">Nee</text:span></text:span><text:span text:style-name="Strong_20_Emphasis"><text:span text:style-name="T131"> om dit later op te lossen</text:span></text:span><text:span text:style-name="Strong_20_Emphasis"><text:span text:style-name="T305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7">V</text:span></text:span><text:span text:style-name="Strong_20_Emphasis"><text:span text:style-name="T160">olgende</text:span></text:span><text:span text:style-name="Strong_20_Emphasis"><text:span text:style-name="T32">.</text:span></text:span></text:p>
          </table:table-cell>
        </table:table-row>
        <table:table-row table:style-name="TableLine9396985808512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4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4">H</text:span></text:span><text:span text:style-name="Strong_20_Emphasis"><text:span text:style-name="T247">et netwerk configureren</text:span></text:span><text:span text:style-name="Strong_20_Emphasis"><text:span text:style-name="T29"> </text:span></text:span><text:span text:style-name="Strong_20_Emphasis"><text:span text:style-name="T128">bij</text:span></text:span><text:span text:style-name="Strong_20_Emphasis"><text:span text:style-name="T29"> </text:span></text:span><text:span text:style-name="Strong_20_Emphasis"><text:span text:style-name="T179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0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7">V</text:span></text:span><text:span text:style-name="Strong_20_Emphasis"><text:span text:style-name="T160">olgende</text:span></text:span><text:span text:style-name="Strong_20_Emphasis"><text:span text:style-name="T32">.</text:span></text:span></text:p>
          </table:table-cell>
        </table:table-row>
        <table:table-row table:style-name="TableLine9396985808571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48">Gebruikers en wachtwoorden instellen</text:span></text:span><text:span text:style-name="Strong_20_Emphasis"><text:span text:style-name="T263"> </text:span></text:span><text:span text:style-name="Strong_20_Emphasis"><text:span text:style-name="T264">bij</text:span></text:span><text:span text:style-name="Strong_20_Emphasis"><text:span text:style-name="T263"> </text:span></text:span><text:span text:style-name="Strong_20_Emphasis"><text:span text:style-name="T249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5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1">V</text:span></text:span><text:span text:style-name="Strong_20_Emphasis"><text:span text:style-name="T160">olgende</text:span></text:span><text:span text:style-name="Strong_20_Emphasis"><text:span text:style-name="T32">.</text:span></text:span></text:p>
          </table:table-cell>
        </table:table-row>
        <table:table-row table:style-name="TableLine93969858086304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6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48">Gebruikers en wachtwoorden instellen</text:span></text:span><text:span text:style-name="Strong_20_Emphasis"><text:span text:style-name="T263"> </text:span></text:span><text:span text:style-name="Strong_20_Emphasis"><text:span text:style-name="T264">bij</text:span></text:span><text:span text:style-name="Strong_20_Emphasis"><text:span text:style-name="T263"> </text:span></text:span><text:span text:style-name="Strong_20_Emphasis"><text:span text:style-name="T249">Wat is </text:span></text:span><text:span text:style-name="Strong_20_Emphasis"><text:span text:style-name="T251">het wachtwoord voor de nieuwe gebruiker</text:span></text:span><text:span text:style-name="Strong_20_Emphasis"><text:span text:style-name="T249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5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1">V</text:span></text:span><text:span text:style-name="Strong_20_Emphasis"><text:span text:style-name="T160">olgende</text:span></text:span><text:span text:style-name="Strong_20_Emphasis"><text:span text:style-name="T32">.</text:span></text:span></text:p>
          </table:table-cell>
        </table:table-row>
        <table:table-row table:style-name="TableLine9396985808689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0">Schijven indelen</text:span></text:span><text:span text:style-name="Strong_20_Emphasis"><text:span text:style-name="T265"> </text:span></text:span><text:span text:style-name="Strong_20_Emphasis"><text:span text:style-name="T300">bij</text:span></text:span><text:span text:style-name="Strong_20_Emphasis"><text:span text:style-name="T265"> </text:span></text:span><text:span text:style-name="Strong_20_Emphasis"><text:span text:style-name="T250">Schijfindelingsmethode</text:span></text:span><text:span text:style-name="Strong_20_Emphasis"><text:span text:style-name="T245"> </text:span></text:span><text:span text:style-name="Strong_20_Emphasis"><text:span text:style-name="T60">wordt </text:span></text:span><text:span text:style-name="Strong_20_Emphasis"><text:span text:style-name="T191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1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1">Volgende</text:span></text:span><text:span text:style-name="Strong_20_Emphasis"><text:span text:style-name="T60">.</text:span></text:span></text:p>
          </table:table-cell>
        </table:table-row>
        <table:table-row table:style-name="TableLine93969858087488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6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0">Schijven indelen</text:span></text:span><text:span text:style-name="Strong_20_Emphasis"><text:span text:style-name="T265"> </text:span></text:span><text:span text:style-name="Strong_20_Emphasis"><text:span text:style-name="T266">en </text:span></text:span><text:span text:style-name="Strong_20_Emphasis"><text:span text:style-name="T287">Data … wordt gewist</text:span></text:span><text:span text:style-name="Strong_20_Emphasis"><text:span text:style-name="T266"> klik </text:span></text:span><text:span text:style-name="Strong_20_Emphasis"><text:span text:style-name="T267">evt. </text:span></text:span><text:span text:style-name="Strong_20_Emphasis"><text:span text:style-name="T266">op </text:span></text:span><text:span text:style-name="Strong_20_Emphasis"><text:span text:style-name="T189">Annuleren</text:span></text:span><text:span text:style-name="Strong_20_Emphasis"><text:span text:style-name="T21">.</text:span></text:span></text:p>
          </table:table-cell>
        </table:table-row>
        <table:table-row table:style-name="TableLine939698580880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2">Wachtzin voor de versleuteling</text:span></text:span><text:span text:style-name="Strong_20_Emphasis"><text:span text:style-name="T61"> op en </text:span></text:span><text:span text:style-name="Strong_20_Emphasis"><text:span text:style-name="T125">klik op </text:span></text:span><text:span text:style-name="Strong_20_Emphasis"><text:span text:style-name="T187">Volgende</text:span></text:span><text:span text:style-name="Strong_20_Emphasis"><text:span text:style-name="T125">.</text:span></text:span></text:p>
          </table:table-cell>
        </table:table-row>
        <table:table-row table:style-name="TableLine93969858088672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6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0">Schijven indelen</text:span></text:span><text:span text:style-name="Strong_20_Emphasis"><text:span text:style-name="T265"> </text:span></text:span><text:span text:style-name="Strong_20_Emphasis"><text:span text:style-name="T301">met</text:span></text:span><text:span text:style-name="Strong_20_Emphasis"><text:span text:style-name="T28"> </text:span></text:span><text:span text:style-name="Strong_20_Emphasis"><text:span text:style-name="T245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6">ies</text:span></text:span><text:span text:style-name="Strong_20_Emphasis"><text:span text:style-name="T62"> </text:span></text:span><text:span text:style-name="Strong_20_Emphasis"><text:span text:style-name="T183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58">V</text:span></text:span><text:span text:style-name="Strong_20_Emphasis"><text:span text:style-name="T162">olgende</text:span></text:span><text:span text:style-name="Strong_20_Emphasis"><text:span text:style-name="T21">.</text:span></text:span></text:p>
          </table:table-cell>
        </table:table-row>
        <table:table-row table:style-name="TableLine93969858089264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6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2">Als</text:span> het scherm <text:span text:style-name="T416">Software-selectie</text:span> verschijnt, <text:span text:style-name="T419">dat is als de Netwerk installer CD wordt gebruikt</text:span>, klik <text:span text:style-name="T435">in keuzevak </text:span>voor <text:span text:style-name="T416">GNOME</text:span> en klik op <text:span text:style-name="T416">Volgende</text:span>.</text:p>
          </table:table-cell>
        </table:table-row>
        <table:table-row table:style-name="TableLine9396985808985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4">De GRUB opstartlader op een harde schijf installeren</text:span></text:span><text:span text:style-name="Strong_20_Emphasis"><text:span text:style-name="T67"> </text:span></text:span><text:span text:style-name="Strong_20_Emphasis"><text:span text:style-name="T129">bij</text:span></text:span><text:span text:style-name="Strong_20_Emphasis"><text:span text:style-name="T67"> </text:span></text:span><text:span text:style-name="Strong_20_Emphasis"><text:span text:style-name="T184">Apparaat waarop de opstartlader geïnstalleerd wordt</text:span></text:span><text:span text:style-name="Strong_20_Emphasis"><text:span text:style-name="T67"> selecteer </text:span></text:span><text:span text:style-name="Strong_20_Emphasis"><text:span text:style-name="T184">/dev/...</text:span></text:span><text:span text:style-name="Strong_20_Emphasis"><text:span text:style-name="T67"> en klik op </text:span></text:span><text:span text:style-name="Strong_20_Emphasis"><text:span text:style-name="T184">Volgende</text:span></text:span><text:span text:style-name="Strong_20_Emphasis"><text:span text:style-name="T67">.</text:span></text:span></text:p>
          </table:table-cell>
        </table:table-row>
        <table:table-row table:style-name="TableLine939698580904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6985809104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0">C</text:span></text:span><text:span text:style-name="Strong_20_Emphasis"><text:span text:style-name="T144">D</text:span></text:span><text:span text:style-name="Strong_20_Emphasis"><text:span text:style-name="T306"><text:note-ref text:note-class="footnote" text:reference-format="text" text:ref-name="ftn5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38">druk </text:span></text:span><text:span text:style-name="Strong_20_Emphasis"><text:span text:style-name="T146">op</text:span></text:span><text:span text:style-name="Strong_20_Emphasis"><text:span text:style-name="T138"> </text:span></text:span><text:span text:style-name="Strong_20_Emphasis"><text:span text:style-name="T121">de </text:span></text:span><text:span text:style-name="Strong_20_Emphasis"><text:span text:style-name="T233">Enter</text:span></text:span><text:span text:style-name="Strong_20_Emphasis"><text:span text:style-name="T121">-toets</text:span></text:span><text:span text:style-name="Strong_20_Emphasis"><text:span text:style-name="T147">.</text:span></text:span></text:p>
          </table:table-cell>
        </table:table-row>
      </table:table>
      <text:p text:style-name="P37"><text:span text:style-name="Strong_20_Emphasis"><text:span text:style-name="T138"/></text:span></text:p>
      <text:list xml:id="list183740295813984" text:continue-numbering="true" text:style-name="L1">
        <text:list-item>
          <text:p text:style-name="P92"><text:span text:style-name="Strong_20_Emphasis"><text:span text:style-name="T255">Installatie </text:span></text:span><text:span text:style-name="Strong_20_Emphasis"><text:span text:style-name="T256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986108324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1">LVM met encryptie</text:span></text:span><text:span text:style-name="Strong_20_Emphasis"><text:span text:style-name="T291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7">Enter</text:span></text:span><text:span text:style-name="Strong_20_Emphasis"><text:span text:style-name="T54">-toets.</text:span></text:span></text:p>
          </table:table-cell>
        </table:table-row>
        <table:table-row table:style-name="TableLine939699057719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6992050563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39699264570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0"/></text:span></text:p>
          </table:table-cell>
        </table:table-row>
        <table:table-row table:style-name="TableLine939698760952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7">gebruikers </text:span></text:span><text:span text:style-name="Strong_20_Emphasis"><text:span text:style-name="T139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7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3"><text:span text:style-name="T357">De </text:span><text:span text:style-name="T369">Super</text:span><text:span text:style-name="T357">-toets is de Windows</text:span><text:span text:style-name="T358">-</text:span><text:span text:style-name="T359">toets</text:span><text:span text:style-name="T357">, </text:span><text:span text:style-name="T358">C</text:span><text:span text:style-name="T357">ommand-</text:span><text:span text:style-name="T359">toets</text:span><text:span text:style-name="T357">, of </text:span><text:span text:style-name="T358">V</text:span><text:span text:style-name="T357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0">geb</text:span></text:span><text:span text:style-name="Strong_20_Emphasis"><text:span text:style-name="T171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88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89">Gebruikers</text:span></text:span><text:span text:style-name="Strong_20_Emphasis"><text:span text:style-name="T109">.</text:span></text:span></text:p>
          </table:table-cell>
        </table:table-row>
        <table:table-row table:style-name="TableLine9396992375102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0">Klik links</text:span></text:span><text:span text:style-name="Strong_20_Emphasis"><text:span text:style-name="T141"> </text:span></text:span><text:span text:style-name="Strong_20_Emphasis"><text:span text:style-name="T118">op </text:span></text:span><text:span text:style-name="Strong_20_Emphasis"><text:span text:style-name="T177">Ontgrendelen</text:span></text:span><text:span text:style-name="Strong_20_Emphasis"><text:span text:style-name="T118"> </text:span></text:span><text:span text:style-name="Strong_20_Emphasis"><text:span text:style-name="T117">en daarna op </text:span></text:span><text:span text:style-name="Strong_20_Emphasis"><text:span text:style-name="T280">Gebruik</text:span></text:span><text:span text:style-name="Strong_20_Emphasis"><text:span text:style-name="T281">er</text:span></text:span><text:span text:style-name="Strong_20_Emphasis"><text:span text:style-name="T280"> toevoegen</text:span></text:span><text:span text:style-name="Strong_20_Emphasis"><text:span text:style-name="T117">.</text:span></text:span></text:p>
          </table:table-cell>
        </table:table-row>
        <table:table-row table:style-name="TableLine939699237491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6992374977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7">Super</text:span></text:span><text:span text:style-name="Strong_20_Emphasis"><text:span text:style-name="T87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3">sof</text:span></text:span><text:span text:style-name="Strong_20_Emphasis"><text:span text:style-name="T175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9">Software</text:span></text:span><text:span text:style-name="Strong_20_Emphasis"><text:span text:style-name="T87">.</text:span></text:span></text:p>
          </table:table-cell>
        </table:table-row>
        <table:table-row table:style-name="TableLine939698660006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5">Klik op </text:span><text:span text:style-name="T348">Updates</text:span><text:span text:style-name="T346"> en a</text:span><text:span text:style-name="T344">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54">Downloaden</text:span></text:span><text:span text:style-name="T342"> </text:span><text:span text:style-name="T347">en vervolgens op </text:span><text:span text:style-name="T349">Herstarten &amp; bijwerken</text:span><text:span text:style-name="T347">.</text:span></text:p>
          </table:table-cell>
        </table:table-row>
        <table:table-row table:style-name="TableLine9396986600150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3">A</text:span><text:span text:style-name="T418">anmelden als </text:span><text:span text:style-name="Definition"><text:span text:style-name="T8">gebruiker</text:span></text:span>.</text:p>
          </table:table-cell>
        </table:table-row>
        <table:table-row table:style-name="TableLine93969875401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69875402192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6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de scripts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7">Super</text:span></text:span><text:span text:style-name="Strong_20_Emphasis"><text:span text:style-name="T84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4">ter</text:span></text:span><text:span text:style-name="Strong_20_Emphasis"><text:span text:style-name="T175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6">Terminalvenster</text:span></text:span><text:span text:style-name="Strong_20_Emphasis"><text:span text:style-name="T112">. </text:span></text:span></text:p>
          </table:table-cell>
        </table:table-row>
        <table:table-row table:style-name="TableLine93969875402784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6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47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38">Enter</text:span></text:span><text:span text:style-name="Strong_20_Emphasis"><text:span text:style-name="T85">-toets:<text:line-break/></text:span></text:span><text:span text:style-name="User_20_Entry"><text:span text:style-name="T310">sudo</text:span></text:span><text:span text:style-name="User_20_Entry"><text:span text:style-name="T308"> </text:span></text:span><text:span text:style-name="User_20_Entry"><text:span text:style-name="T310">apt install wget</text:span></text:span><text:span text:style-name="User_20_Entry"><text:span text:style-name="T308"><text:line-break/>wget karelzimmer.nl/s<text:line-break/>bash </text:span></text:span><text:span text:style-name="User_20_Entry"><text:span text:style-name="T309">s</text:span></text:span></text:p>
            <text:p text:style-name="P80"><text:span text:style-name="User_20_Entry"><text:span text:style-name="T312">exit</text:span></text:span></text:p>
          </table:table-cell>
        </table:table-row>
        <table:table-row table:style-name="TableLine93969875403376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698754039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7">Super</text:span></text:span><text:span text:style-name="Strong_20_Emphasis"><text:span text:style-name="T87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3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4">Installatiem</text:span></text:span><text:span text:style-name="Strong_20_Emphasis"><text:span text:style-name="T273">enu</text:span></text:span><text:span text:style-name="Strong_20_Emphasis"><text:span text:style-name="T84">.</text:span></text:span></text:p>
          </table:table-cell>
        </table:table-row>
        <table:table-row table:style-name="TableLine939698659946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2">3 -</text:span></text:span><text:span text:style-name="Strong_20_Emphasis"><text:span text:style-name="T244"> </text:span></text:span><text:span text:style-name="Strong_20_Emphasis"><text:span text:style-name="T268">Installatie</text:span></text:span><text:span text:style-name="Strong_20_Emphasis"><text:span text:style-name="T269"> </text:span></text:span><text:span text:style-name="Strong_20_Emphasis"><text:span text:style-name="T270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96986599542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6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83739811513345" text:continue-numbering="true" text:style-name="L1">
        <text:list-item>
          <text:p text:style-name="P93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96993131440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2"><text:span text:style-name="T415">Na aanmelden als </text:span><text:span text:style-name="T420">andere gebruiker</text:span><text:span text:style-name="T415">, </text:span><text:span text:style-name="T436">zoek en </text:span><text:span text:style-name="T415">start</text:span><text:span text:style-name="T423"> </text:span><text:span text:style-name="T422">In</text:span><text:span text:style-name="T417">stallatiemenu</text:span><text:span text:style-name="Strong_20_Emphasis"><text:span text:style-name="T292"> </text:span></text:span><text:span text:style-name="T415">en </text:span><text:span text:style-name="User_20_Entry"><text:span text:style-name="T240">kies </text:span></text:span><text:span text:style-name="User_20_Entry"><text:span text:style-name="T242">4 -</text:span></text:span><text:span text:style-name="User_20_Entry"><text:span text:style-name="T240"> </text:span></text:span><text:span text:style-name="User_20_Entry"><text:span text:style-name="T241">Gebruiker inrichten</text:span></text:span><text:span text:style-name="User_20_Entry"><text:span text:style-name="T240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6">Installatiemenu</text:span></text:span><text:span text:style-name="Strong_20_Emphasis"><text:span text:style-name="T292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2">4 -</text:span></text:span><text:span text:style-name="Strong_20_Emphasis"><text:span text:style-name="T244"> </text:span></text:span><text:span text:style-name="T285">Gebruiker inrichten</text:span><text:span text:style-name="Strong_20_Emphasis"><text:span text:style-name="T74">.</text:span></text:span></text:p>
          </table:table-cell>
        </table:table-row>
        <table:table-row table:style-name="TableLine9396979869030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4">Volg de aanwijzingen op het scherm.</text:span></text:span></text:p>
          </table:table-cell>
        </table:table-row>
        <table:table-row table:style-name="TableLine939699325559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6992374835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39698584937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6985849134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3969920182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6987744292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1">LVM met encryptie</text:span></text:span><text:span text:style-name="Strong_20_Emphasis"><text:span text:style-name="T291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78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7">balk</text:span></text:span><text:span text:style-name="Strong_20_Emphasis"><text:span text:style-name="T53">.</text:span></text:span></text:p>
          </table:table-cell>
        </table:table-row>
        <table:table-row table:style-name="TableLine939698584905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698584932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0">Maak een </text:span></text:span><text:span text:style-name="Strong_20_Emphasis"><text:span text:style-name="T262">back-up</text:span></text:span><text:span text:style-name="Strong_20_Emphasis"><text:span text:style-name="T260"> </text:span></text:span><text:span text:style-name="Strong_20_Emphasis"><text:span text:style-name="T259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7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69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4">Installatie</text:span></text:span><text:span text:style-name="Strong_20_Emphasis"><text:span text:style-name="T275">m</text:span></text:span><text:span text:style-name="Strong_20_Emphasis"><text:span text:style-name="T273">enu</text:span></text:span><text:span text:style-name="Strong_20_Emphasis"><text:span text:style-name="T84">.</text:span></text:span></text:p>
          </table:table-cell>
        </table:table-row>
        <table:table-row table:style-name="TableLine9396992179873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298">K</text:span></text:span><text:span text:style-name="Strong_20_Emphasis"><text:span text:style-name="T260">ies</text:span></text:span><text:span text:style-name="Strong_20_Emphasis"><text:span text:style-name="T259"> </text:span></text:span><text:span text:style-name="Strong_20_Emphasis"><text:span text:style-name="T282">5 -</text:span></text:span><text:span text:style-name="T258"> </text:span><text:span text:style-name="T282">Opdrachtenmenu</text:span><text:span text:style-name="T260">, </text:span><text:span text:style-name="T302">kies</text:span><text:span text:style-name="T260"> </text:span><text:span text:style-name="T283">1 -</text:span><text:span text:style-name="T258"> </text:span><text:span text:style-name="T286">Back-up</text:span><text:span text:style-name="T283"> </text:span><text:span text:style-name="T286">maken</text:span><text:span text:style-name="T258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9699217960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7">Volg de aanwijzingen op het scherm.</text:span></text:span></text:p>
          </table:table-cell>
        </table:table-row>
        <table:table-row table:style-name="TableLine93969921793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699037175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7">Plan automatische </text:span></text:span><text:span text:style-name="Strong_20_Emphasis"><text:span text:style-name="T299">reservekopieën</text:span></text:span><text:span text:style-name="Strong_20_Emphasis"><text:span text:style-name="T260"> </text:span></text:span><text:span text:style-name="Strong_20_Emphasis"><text:span text:style-name="T261">in </text:span></text:span><text:span text:style-name="Strong_20_Emphasis"><text:span text:style-name="T259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7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res</text:span></text:span><text:span text:style-name="Strong_20_Emphasis"><text:span text:style-name="T176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6">Reservekopieën</text:span></text:span><text:span text:style-name="Strong_20_Emphasis"><text:span text:style-name="T84">.</text:span></text:span></text:p>
          </table:table-cell>
        </table:table-row>
        <table:table-row table:style-name="TableLine939699037181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6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7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19">De installatie van </text:span><text:span text:style-name="T319"><text:reference-ref text:reference-format="text" text:ref-name="Distributie">Debian</text:reference-ref></text:span><text:span text:style-name="T319"><text:s/></text:span><text:span text:style-name="T320"><text:reference-ref text:reference-format="text" text:ref-name="Versie">10 LTS</text:reference-ref></text:span><text:span text:style-name="T319"><text:s/></text:span><text:span text:style-name="T319"><text:reference-ref text:reference-format="text" text:ref-name="Editie">desktop</text:reference-ref></text:span><text:span text:style-name="T319"><text:s/>is voltooid.</text:span></text:p>
      <text:p text:style-name="P26"/>
      <text:p text:style-name="P25"><text:span text:style-name="T409">E</text:span><text:span text:style-name="T408">inde c</text:span><text:span text:style-name="T407">hecklist.</text:span></text:p>
      <text:p text:style-name="P27"/>
      <text:p text:style-name="P7"><text:span text:style-name="T119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28">Auteursrecht </text:span><text:span text:style-name="Strong_20_Emphasis"><text:span text:style-name="T427">© </text:span></text:span><text:span text:style-name="Strong_20_Emphasis"><text:span text:style-name="T426">2</text:span></text:span><text:span text:style-name="T428">020 Karel Zimmer.</text:span></text:p>
      <text:p text:style-name="P9"/>
      <text:p text:style-name="P11"><text:span text:style-name="T429">Creative Commons Naamsvermelding-GelijkDelen Internationaal</text:span><text:span text:style-name="T430">-</text:span><text:span text:style-name="T429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9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0 LTS desktop</text:file-name></text:span><text:span text:style-name="MT1"><text:tab/></text:span><text:span text:style-name="MT2"><text:tab/></text:span><text:span text:style-name="MT1"><text:date style:data-style-name="N36" text:date-value="2021-07-30T18:37:39.475728543">30-07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18:36:45.068353961</dc:date>
    <meta:keyword>Installatie</meta:keyword>
    <meta:keyword>Checklist</meta:keyword>
    <meta:keyword>Linux</meta:keyword>
    <meta:editing-cycles>6273</meta:editing-cycles>
    <meta:editing-duration>P11DT2H11M32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5" meta:character-count="6737" meta:non-whitespace-character-count="5740"/>
    <meta:user-defined meta:name="Info 1"/>
    <meta:user-defined meta:name="Info 2"/>
    <meta:user-defined meta:name="Info 3"/>
    <meta:user-defined meta:name="Info 4"/>
  </office:meta>
</office:document-meta>
</file>